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bdc733">
      <style:table-properties style:width="6.692in" table:align="margins"/>
    </style:style>
    <style:style style:family="table-column" style:name="a42fea8"/>
    <style:style style:family="table-cell" style:name="ad3f13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50c3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792a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8f21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aee5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67a7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16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6ce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cf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2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7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0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ceb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6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8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d2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67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5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90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f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c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0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bc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32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c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7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59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64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f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1b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6b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d5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b0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38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91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a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fb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1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67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93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d99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5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22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38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e8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27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8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1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70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0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6c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4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c3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3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36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99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1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a1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5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3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58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5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2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73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7f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b2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4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e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5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5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0bc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6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f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6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28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3b5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6b4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a5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9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ac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28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37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b6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7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9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c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c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3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2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8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b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4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a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9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c6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5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d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1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d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f2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5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6d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24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30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e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ac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e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5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6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e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e0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c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1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bb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14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6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c3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43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b2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08b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2b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00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12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252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2c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2b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63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7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105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eb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362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e9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92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8e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84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8b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a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1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3a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7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c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69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75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976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5d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8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91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e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e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f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b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c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8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55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1c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af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2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e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23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cc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0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2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9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4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297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3e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8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67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4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a2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c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3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0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5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04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a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d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8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2f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9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f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3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e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e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567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5b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e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8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c7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93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42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f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b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6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d6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3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f6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5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c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e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4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00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8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a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4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e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20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46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52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53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ef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4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e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b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b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f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63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8a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b6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4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2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2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7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c5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3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8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5e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b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e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50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59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68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0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e9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0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34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d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9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6d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5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f4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b3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75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4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c7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0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e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e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c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c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b5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c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bc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e1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a4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4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8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b7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8a4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39e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0c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11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2ff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8e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6d7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23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4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6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8b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1a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bb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7c4">
      <style:table-cell-properties fo:wrap-option="wrap"/>
      <style:text-properties fo:color="#000000" fo:font-size="11.0pt" style:font-name="Calibri"/>
    </style:style>
    <style:style style:family="table-cell" style:name="a65f9dc">
      <style:table-cell-properties fo:wrap-option="wrap"/>
      <style:text-properties fo:color="#000000" fo:font-size="11.0pt" style:font-name="Calibri"/>
    </style:style>
    <style:style style:family="table" style:name="a823f86">
      <style:table-properties style:width="6.692in" table:align="margins"/>
    </style:style>
    <style:style style:family="table-column" style:name="aa69994"/>
    <style:style style:family="table-cell" style:name="a93fe14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687b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ef68d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f65e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1c78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2fb4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a1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4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e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243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a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57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35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c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3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6e4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a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682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92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d5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d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3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f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6c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9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6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1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2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e2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e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9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91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9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9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6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9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4e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8f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2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f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6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5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3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2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83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a4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1b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2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4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1f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e3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23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d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9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3f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3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f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e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1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0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5c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17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f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d1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f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c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02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e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7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80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5b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6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4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1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0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8d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3c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3f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61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4a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d3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aee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f7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2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b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a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4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2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4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f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a0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5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06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6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a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b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3a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d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9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09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38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1e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3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0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f4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d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1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9b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8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5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36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68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9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6d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70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4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7d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0a9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6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f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e7c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86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8f3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245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1a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b3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8a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78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7b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c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9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8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b89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f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54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30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5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b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7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0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c2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15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77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4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c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5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49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a3d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a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7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8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8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cb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f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d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c6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d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a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f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29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16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3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1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4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57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30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9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05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5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9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6f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e6e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d9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4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a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b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5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f9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9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b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8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304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f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7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ca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3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b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c9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3a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4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0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3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d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31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22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4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76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c9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af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0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4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6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d48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f18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48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9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89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8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e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f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a9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06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b5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03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7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6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d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c7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8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4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81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f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75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e6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8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6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4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67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75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d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8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b1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d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4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1d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b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08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44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8b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c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25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8c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06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97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d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e8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6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4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d6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ca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5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c5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4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4f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9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1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c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4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40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ca8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28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bae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4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d3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184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4c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b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f1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21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10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f1c">
      <style:table-cell-properties fo:wrap-option="wrap"/>
      <style:text-properties fo:color="#000000" fo:font-size="11.0pt" style:font-name="Calibri"/>
    </style:style>
    <style:style style:family="table-cell" style:name="ad94f45">
      <style:table-cell-properties fo:wrap-option="wrap"/>
      <style:text-properties fo:color="#000000" fo:font-size="11.0pt" style:font-name="Calibri"/>
    </style:style>
    <style:style style:family="table" style:name="aa3aba1">
      <style:table-properties style:width="6.692in" table:align="margins"/>
    </style:style>
    <style:style style:family="table-column" style:name="a94ca1d"/>
    <style:style style:family="table-cell" style:name="a846d4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072d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c317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66bf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f410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263b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57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7e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f7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2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0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2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005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1f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e29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f9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7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8d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f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f2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4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57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9c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6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f4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95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3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6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ea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d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d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c7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1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4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1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b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2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e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b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2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c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edc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2b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f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b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23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b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e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b7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f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4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2f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b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a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9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e0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bc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2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b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0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e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02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f19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37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0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41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f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2c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5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d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c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1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2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e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c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45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547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4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4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4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3f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e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d21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a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01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4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7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6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0a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0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4a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a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4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16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b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aa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7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e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a9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d3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a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f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e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9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8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df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8f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0b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6b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38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c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2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0b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5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4c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bdd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3fe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be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23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22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11b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d92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a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b5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64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128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006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e1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f1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20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1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748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3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3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16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05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f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cf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7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84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eb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5ea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09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97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9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8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ed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7d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1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1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2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3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9f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b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2e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6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64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44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7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2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e2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f4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7d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9f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2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5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ec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6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59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61d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2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e4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5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66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4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5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1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7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ad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de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9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2a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50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ab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d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b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5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9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5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27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65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3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87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9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4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0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55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4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9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8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7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e7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7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c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ad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af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b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c6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f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fa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9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a4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0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e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ef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c2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4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fd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a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3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7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d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cb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9d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0a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5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e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e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48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5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4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5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5c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8a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a3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649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ae0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43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7d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3e6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4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a8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1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56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45e">
      <style:table-cell-properties fo:wrap-option="wrap"/>
      <style:text-properties fo:color="#000000" fo:font-size="11.0pt" style:font-name="Calibri"/>
    </style:style>
    <style:style style:family="table-cell" style:name="aa45924">
      <style:table-cell-properties fo:wrap-option="wrap"/>
      <style:text-properties fo:color="#000000" fo:font-size="11.0pt" style:font-name="Calibri"/>
    </style:style>
    <style:style style:family="table-cell" style:name="ac7f8ae">
      <style:table-cell-properties style:diagonal-bl-tr="1.0pt solid #000000"/>
    </style:style>
    <style:style style:family="table-cell" style:name="a1bbf75">
      <style:table-cell-properties style:diagonal-bl-tr="1.0pt solid #000000"/>
    </style:style>
    <style:style style:family="table-cell" style:name="a39f821">
      <style:table-cell-properties style:diagonal-bl-tr="1.0pt solid #000000"/>
    </style:style>
    <style:style style:family="table-cell" style:name="a969dee">
      <style:table-cell-properties style:diagonal-bl-tr="1.0pt solid #000000"/>
    </style:style>
    <style:style style:family="table-cell" style:name="a183247">
      <style:table-cell-properties style:diagonal-bl-tr="1.0pt solid #000000"/>
    </style:style>
    <style:style style:family="table" style:name="a805f13">
      <style:table-properties style:width="6.692in" table:align="margins"/>
    </style:style>
    <style:style style:family="table-column" style:name="a1595bc"/>
    <style:style style:family="table-cell" style:name="ae4a84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a8e5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eb13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97c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902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2131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56a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7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d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6c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c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a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99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21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8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d5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4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dfa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2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a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90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b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7a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af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91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08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8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f1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d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4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0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04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c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7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25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5b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5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0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6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3b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f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0f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9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e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b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81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6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a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b7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f7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7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02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f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9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a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63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1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2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b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53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05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0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ee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49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41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4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73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6d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09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9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5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8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52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f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a8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c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d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914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0e0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b4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e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2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41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7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4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c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c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8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7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1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3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b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7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3f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a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52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02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1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3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8e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d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ec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6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8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0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2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ba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2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8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6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0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901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0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7ea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b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9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4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b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0b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b0e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a40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a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0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17e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52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21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55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9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c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88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06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78f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fc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68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7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d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be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1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c7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7a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2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b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7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bb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a0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c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64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80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8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ed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5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9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3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8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1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6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e3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56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3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9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ab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3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3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9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7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8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4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b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8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c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6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e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b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79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98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2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b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f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2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d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b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1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d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7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b6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d0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9c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14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b7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35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f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409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20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d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0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7a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f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7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9a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a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d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7a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ba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9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84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5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88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44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7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3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7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8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9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eb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0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9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c8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d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5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3f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d8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46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e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5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81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5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5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ef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3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4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0c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f0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1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5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0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b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d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1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3f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8b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3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2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98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a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3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4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a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69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47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3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b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1b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2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47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3c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6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d3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2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38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9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0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89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e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7c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e7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d6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1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5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c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327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26f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22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02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1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33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dce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b56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0b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5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9f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f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5f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35f1">
      <style:table-cell-properties fo:wrap-option="wrap"/>
      <style:text-properties fo:color="#000000" fo:font-size="11.0pt" style:font-name="Calibri"/>
    </style:style>
    <style:style style:family="table-cell" style:name="aae1323">
      <style:table-cell-properties fo:wrap-option="wrap"/>
      <style:text-properties fo:color="#000000" fo:font-size="11.0pt" style:font-name="Calibri"/>
    </style:style>
    <style:style style:family="table" style:name="a83d751">
      <style:table-properties style:width="6.692in" table:align="margins"/>
    </style:style>
    <style:style style:family="table-column" style:name="a81a4e5"/>
    <style:style style:family="table-cell" style:name="a9de2b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c3c8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6a2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811b5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b0f9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21c0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27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7f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d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ab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c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9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5b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60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7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75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0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4e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a0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62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f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5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7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02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a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32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8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3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34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b3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6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6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6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7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f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e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3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d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6e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1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b7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9f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48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35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8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5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86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78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a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05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30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52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e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16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e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bf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d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d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69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2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0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e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e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dc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c1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33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e6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e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8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6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8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0c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14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ee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dc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5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c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d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9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9d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697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9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6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9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4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9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0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48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c9d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b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5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0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8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f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f37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d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717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3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6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6a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8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51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88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e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91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7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c9a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c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4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c1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6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a3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2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9b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04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c4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45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10c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da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36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a52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1e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7a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822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70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0f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f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2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6d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65a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d0a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de2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1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08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2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c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c87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39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86f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c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3b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97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a6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67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3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4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ff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0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d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6f0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d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7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c6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8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4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f7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8e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3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d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c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8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2d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c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d7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4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8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72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5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e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15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c3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c5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d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9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8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8a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e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0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f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9d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6a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f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3e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7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6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17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f4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f4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b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5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c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8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1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6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50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47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7c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7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49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f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8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3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a1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7a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1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f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c6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b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a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a7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f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1d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d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5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40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1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e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8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1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b3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8c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87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c7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8b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6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15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e3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0a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b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b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2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4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32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d0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c9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d5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0b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d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6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7ba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5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7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875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7b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71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9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b9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b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82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e1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e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d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0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7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4e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b52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95c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a56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cf5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ceb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078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e55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ea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9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f93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75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3e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1d9">
      <style:table-cell-properties fo:wrap-option="wrap"/>
      <style:text-properties fo:color="#000000" fo:font-size="11.0pt" style:font-name="Calibri"/>
    </style:style>
    <style:style style:family="table-cell" style:name="aadfbea">
      <style:table-cell-properties fo:wrap-option="wrap"/>
      <style:text-properties fo:color="#000000" fo:font-size="11.0pt" style:font-name="Calibri"/>
    </style:style>
    <style:style style:family="table" style:name="a75c29b">
      <style:table-properties style:width="6.692in" table:align="margins"/>
    </style:style>
    <style:style style:family="table-column" style:name="a9edd6c"/>
    <style:style style:family="table-cell" style:name="afe20b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bf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04e4ed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502f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e8b4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3df6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12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0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8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7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f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f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f0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750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7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c0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b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0a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e1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d45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2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34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d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f3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1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e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1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7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42f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54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da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62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ea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9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8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5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5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5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d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88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9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9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aa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c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ee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02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c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a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1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f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d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6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9b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e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3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39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c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c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e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b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ea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252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ec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2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c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a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e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a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d9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cc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5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7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5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e3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e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3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f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0d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0b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1ea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0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b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d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b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b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e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2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2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8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f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d9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a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9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1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0f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42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54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98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21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4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2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9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11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7a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e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c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ee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8c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2f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3e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3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e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a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01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e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1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8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b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6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2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33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c9d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47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e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3b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2a0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57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cbd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5ab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08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60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97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747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d87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b1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b8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6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6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7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6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aa2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2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5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3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3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42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1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98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4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4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2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75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5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8f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7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6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9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4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60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8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6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27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9e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4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7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7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94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5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49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bf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33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d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4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8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e4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23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ba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ce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4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2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51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c9b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d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3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76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0c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a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12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7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53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b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a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39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9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3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d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8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c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ed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f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f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6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88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d2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5f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6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f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0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9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3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c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a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7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48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8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86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f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8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9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9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94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56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b2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c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7f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8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4a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8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e9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5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3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3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e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6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61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8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01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3d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0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9a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ae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71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e3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9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6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e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cd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0c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d1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08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0b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8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152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bd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6d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d9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58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4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07c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1e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6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99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0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d2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1a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2621">
      <style:table-cell-properties fo:wrap-option="wrap"/>
      <style:text-properties fo:color="#000000" fo:font-size="11.0pt" style:font-name="Calibri"/>
    </style:style>
    <style:style style:family="table-cell" style:name="ac863e7">
      <style:table-cell-properties fo:wrap-option="wrap"/>
      <style:text-properties fo:color="#000000" fo:font-size="11.0pt" style:font-name="Calibri"/>
    </style:style>
    <style:style style:family="table" style:name="a600c79">
      <style:table-properties style:width="6.692in" table:align="margins"/>
    </style:style>
    <style:style style:family="table-column" style:name="a7a6d67"/>
    <style:style style:family="table-cell" style:name="a327d7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fb27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c48c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380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4bde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9c26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ce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4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bd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d7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d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b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60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97f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0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82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3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95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6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ad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56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48a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0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5c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3a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c9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d2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c6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13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d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83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e3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9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92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bf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5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d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4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4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ab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e3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8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e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80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56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5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9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4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ea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4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e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e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6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0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79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4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f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9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a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1d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7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f6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c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f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67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87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55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5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d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5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4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2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05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a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2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9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79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10b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81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cb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d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84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56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42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d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18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c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7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31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10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c7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4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8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4b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9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f46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b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b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69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9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5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b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d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a4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22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e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4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0f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5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2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14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07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8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c3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9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0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91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f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c1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1e5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d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a9c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62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2b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b6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b18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b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44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a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2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da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1c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5b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2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7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d7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5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ed1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cc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d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f1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6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5a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2f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e8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16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eb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50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77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9e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75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57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b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70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0d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b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f1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79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c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e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e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9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d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f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1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08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0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e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6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d4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37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5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6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22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5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ef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a7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d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8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71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c7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f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7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32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7b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c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9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1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8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6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f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4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2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09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21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e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1e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08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b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14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1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8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c2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0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1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f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e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ed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6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c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36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01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2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c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3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2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f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3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0d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2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0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f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a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f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1e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47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0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2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ab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e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7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e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63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4c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27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e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f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b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f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a7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41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b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7f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9e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4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a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b3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9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e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9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3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86e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2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ea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83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e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2d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b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8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98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b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035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fc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95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9d8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49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32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808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c24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c38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c6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25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58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6f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776">
      <style:table-cell-properties fo:wrap-option="wrap"/>
      <style:text-properties fo:color="#000000" fo:font-size="11.0pt" style:font-name="Calibri"/>
    </style:style>
    <style:style style:family="table-cell" style:name="a501b4e">
      <style:table-cell-properties fo:wrap-option="wrap"/>
      <style:text-properties fo:color="#000000" fo:font-size="11.0pt" style:font-name="Calibri"/>
    </style:style>
    <style:style style:family="table" style:name="a8cbdb0">
      <style:table-properties style:width="6.692in" table:align="margins"/>
    </style:style>
    <style:style style:family="table-column" style:name="ab5d9d2"/>
    <style:style style:family="table-cell" style:name="afb9e7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9400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8458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3859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0e3a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f00e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a4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5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7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7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3b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a1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623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c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84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6d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ce2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2d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52c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e3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c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6a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6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76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7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a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1b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ed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65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b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a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c9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3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68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65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a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5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19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efd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0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d2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8d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c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6d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3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a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6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dc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d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b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f7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b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3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fc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1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a6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b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69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b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1c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e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b65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a8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c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0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f5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8a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9d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b6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7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fb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9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7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4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56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b2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8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26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4ac4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5d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c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0a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c2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2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8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85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7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ce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22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7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4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e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4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4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a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78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b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3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0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2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8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ae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4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a6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a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24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8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5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a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fa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9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9d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d7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0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9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fdb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75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1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73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5d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e0b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b69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ced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34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13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c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9b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ef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e0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89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0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0a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9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ae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f3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72e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e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3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6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38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638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5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cf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0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a7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78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7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40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7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07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78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66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4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11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8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16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e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2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19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f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da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e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b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5a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69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8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51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7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7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5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0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9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ae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75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3e9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1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e5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5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a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36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03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7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a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3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e8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08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4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0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2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6c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a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5a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8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0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cf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d1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68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7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bb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7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8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cf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5a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3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3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2a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78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c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9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5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4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9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1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f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2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a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29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1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ac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69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0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d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1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f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4a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c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674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1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6c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a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8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66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87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632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5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b7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a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c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6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f3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a1d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cb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0d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15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a2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15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72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75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8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f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61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141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3bc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17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0b0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49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a4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2c6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0b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9c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9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7a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a4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5c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900">
      <style:table-cell-properties fo:wrap-option="wrap"/>
      <style:text-properties fo:color="#000000" fo:font-size="11.0pt" style:font-name="Calibri"/>
    </style:style>
    <style:style style:family="table-cell" style:name="adec7cd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1" table:number-columns-repeated="6" table:style-name="co1"/>
        <table:table-column table:default-cell-style-name="ce1" table:style-name="co2"/>
        <table:table-column table:default-cell-style-name="ce1" table:style-name="co3"/>
        <table:table-column table:default-cell-style-name="ce1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 table:style-name="ce2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 table:style-name="ce2"/>
        </table:table-row>
        <table:table-row table:style-name="ro6">
          <table:table-cell table:number-columns-repeated="8" table:style-name="ce4"/>
          <table:table-cell table:number-columns-repeated="16376" table:style-name="ce2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 table:style-name="ce2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 table:style-name="ce2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16384" table:style-name="ce2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 table:style-name="ce2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 table:style-name="ce2"/>
        </table:table-row>
        <table:table-row table:style-name="ro11">
          <table:table-cell table:number-columns-repeated="8" table:style-name="ce5"/>
          <table:table-cell table:number-columns-repeated="16376" table:style-name="ce2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 table:style-name="ce2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 table:style-name="ce2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 table:style-name="ce2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 table:style-name="ce2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1" table:style-name="co4"/>
        <table:table-column table:default-cell-style-name="ce1" table:number-columns-repeated="7" table:style-name="co1"/>
        <table:table-column table:default-cell-style-name="ce1" table:style-name="co5"/>
        <table:table-column table:default-cell-style-name="ce1" table:style-name="co6"/>
        <table:table-column table:default-cell-style-name="ce1" table:number-columns-repeated="7" table:style-name="co1"/>
        <table:table-column table:default-cell-style-name="ce1" table:style-name="co3" table:visibility="collapse"/>
        <table:table-column table:default-cell-style-name="ce1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 table:style-name="ce29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 table:style-name="ce29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8cbdb0">
        <table:table-column table:number-columns-repeated="5" table:style-name="ab5d9d2"/>
        <table:table-column table:style-name="ab5d9d2"/>
        <table:table-column table:style-name="ab5d9d2"/>
        <table:table-column table:style-name="ab5d9d2"/>
        <table:table-column table:style-name="ab5d9d2"/>
        <table:table-column table:style-name="ab5d9d2"/>
        <table:table-column table:style-name="ab5d9d2"/>
        <table:table-column table:style-name="ab5d9d2"/>
        <table:table-column table:style-name="ab5d9d2"/>
        <table:table-column table:style-name="ab5d9d2"/>
        <table:table-column table:style-name="ab5d9d2"/>
        <table:table-column table:style-name="ab5d9d2"/>
        <table:table-column table:number-columns-repeated="11" table:style-name="ab5d9d2"/>
        <table:table-column table:style-name="ab5d9d2"/>
        <table:table-row>
          <table:table-cell/>
          <table:table-cell office:string-value="1ère année de licence" office:value-type="string" table:number-columns-spanned="4" table:number-rows-spanned="1" table:style-name="afb9e71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7/2018" office:value-type="string" table:number-columns-spanned="3" table:number-rows-spanned="1" table:style-name="ae94008">
            <text:p>prévision 2017/2018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e8458b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b3859c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f0e3ab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3f00e2">
            <text:p>Matière</text:p>
          </table:table-cell>
          <table:table-cell office:string-value="code Apogée" office:value-type="string" table:number-rows-spanned="1" table:style-name="a9aa45f">
            <text:p>code Apogée</text:p>
          </table:table-cell>
          <table:table-cell office:string-value="Responsable UE 2017-2018" office:value-type="string" table:number-rows-spanned="1" table:style-name="a1565b2">
            <text:p>Responsable UE 2017-2018</text:p>
          </table:table-cell>
          <table:table-cell office:string-value="Intervenants 2017-2018" office:value-type="string" table:number-rows-spanned="1" table:style-name="a07b7d5">
            <text:p>Intervenants 2017-2018</text:p>
          </table:table-cell>
          <table:table-cell office:string-value="COURS" office:value-type="string" table:number-rows-spanned="1" table:style-name="acec744">
            <text:p>COURS</text:p>
          </table:table-cell>
          <table:table-cell office:string-value="TD ou cours-TD" office:value-type="string" table:number-rows-spanned="1" table:style-name="ae13bea">
            <text:p>TD ou cours-TD</text:p>
          </table:table-cell>
          <table:table-cell office:string-value="TP ou cours-TP" office:value-type="string" table:number-rows-spanned="1" table:style-name="a784a19">
            <text:p>TP ou cours-TP</text:p>
          </table:table-cell>
          <table:table-cell office:string-value="Nombre de groupes indicatif" office:value-type="string" table:number-rows-spanned="1" table:style-name="af0623f">
            <text:p>Nombre de groupes indicatif</text:p>
          </table:table-cell>
          <table:table-cell office:string-value="Choix Cours" office:value-type="string" table:number-rows-spanned="1" table:style-name="a74fc9d">
            <text:p>Choix Cours</text:p>
          </table:table-cell>
          <table:table-cell office:string-value="Choix TD/CMTD" office:value-type="string" table:number-rows-spanned="1" table:style-name="a4dd841">
            <text:p>Choix TD/CMTD</text:p>
          </table:table-cell>
          <table:table-cell office:string-value="Choix TP/CMTP" office:value-type="string" table:number-rows-spanned="1" table:style-name="a4b66d4">
            <text:p>Choix TP/CMTP</text:p>
          </table:table-cell>
          <table:table-cell office:string-value="Nombre de TD/TP souhaités" office:value-type="string" table:number-rows-spanned="1" table:style-name="a45515c">
            <text:p>Nombre de TD/TP souhaités</text:p>
          </table:table-cell>
          <table:table-cell office:string-value="Nombre d'années d'enseignement de la matière" office:value-type="string" table:number-rows-spanned="1" table:style-name="ae2ce2a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c21e0e">
            <text:p>Matière</text:p>
          </table:table-cell>
          <table:table-cell office:string-value="code Apogée" office:value-type="string" table:number-rows-spanned="1" table:style-name="aaf8994">
            <text:p>code Apogée</text:p>
          </table:table-cell>
          <table:table-cell office:string-value="Responsable UE 2017-2018" office:value-type="string" table:number-rows-spanned="1" table:style-name="ae7204b">
            <text:p>Responsable UE 2017-2018</text:p>
          </table:table-cell>
          <table:table-cell office:string-value="Intervenants 2017-2018" office:value-type="string" table:number-rows-spanned="1" table:style-name="a760a71">
            <text:p>Intervenants 2017-2018</text:p>
          </table:table-cell>
          <table:table-cell office:string-value="COURS" office:value-type="string" table:number-rows-spanned="1" table:style-name="ae50940">
            <text:p>COURS</text:p>
          </table:table-cell>
          <table:table-cell office:string-value="TD ou cours-TD" office:value-type="string" table:number-rows-spanned="1" table:style-name="abcae2a">
            <text:p>TD ou cours-TD</text:p>
          </table:table-cell>
          <table:table-cell office:string-value="TP ou cours-TP" office:value-type="string" table:number-rows-spanned="1" table:style-name="a262f31">
            <text:p>TP ou cours-TP</text:p>
          </table:table-cell>
          <table:table-cell office:string-value="Nombre de groupes indicatif" office:value-type="string" table:number-rows-spanned="1" table:style-name="a6672eb">
            <text:p>Nombre de groupes indicatif</text:p>
          </table:table-cell>
          <table:table-cell office:string-value="Choix Cours" office:value-type="string" table:number-rows-spanned="1" table:style-name="a42aea2">
            <text:p>Choix Cours</text:p>
          </table:table-cell>
          <table:table-cell office:string-value="Choix TD/CMTD" office:value-type="string" table:number-rows-spanned="1" table:style-name="a9f736e">
            <text:p>Choix TD/CMTD</text:p>
          </table:table-cell>
          <table:table-cell office:string-value="Choix TP/CMTP" office:value-type="string" table:number-rows-spanned="1" table:style-name="a97d6be">
            <text:p>Choix TP/CMTP</text:p>
          </table:table-cell>
          <table:table-cell office:string-value="Nombre de TD/TP souhaités" office:value-type="string" table:number-rows-spanned="1" table:style-name="a3fc380">
            <text:p>Nombre de TD/TP souhaités</text:p>
          </table:table-cell>
          <table:table-cell office:string-value="Nombre d'années d'enseignement de la matière" office:value-type="string" table:number-rows-spanned="1" table:style-name="a296387">
            <text:p>Nombre d'années d'enseignement de la matière</text:p>
          </table:table-cell>
        </table:table-row>
        <table:table-row>
          <table:table-cell/>
          <table:table-cell office:string-value="PRE-RENTREE : Mathématiques" office:value-type="string" table:number-rows-spanned="1" table:style-name="a0c62d5">
            <text:p>PRE-RENTREE : Mathématiques</text:p>
          </table:table-cell>
          <table:table-cell office:string-value="A1PREMA" office:value-type="string" table:number-rows-spanned="1" table:style-name="a552c28">
            <text:p>A1PREMA</text:p>
          </table:table-cell>
          <table:table-cell office:string-value="Pasquignon" office:value-type="string" table:number-rows-spanned="1" table:style-name="aeae3ec">
            <text:p>Pasquignon</text:p>
          </table:table-cell>
          <table:table-cell office:string-value="HuveneersLamboleyVialardLegendre" office:value-type="string" table:number-rows-spanned="1" table:style-name="ab3abb8">
            <text:p>HuveneersLamboleyVialardLegendre</text:p>
          </table:table-cell>
          <table:table-cell table:number-rows-spanned="1" table:style-name="a16fc51"/>
          <table:table-cell office:string-value="15.0h CMTD" office:value-type="string" table:number-rows-spanned="1" table:style-name="a046a3d">
            <text:p>15.0h CMTD</text:p>
          </table:table-cell>
          <table:table-cell table:number-rows-spanned="1" table:style-name="a2b3607"/>
          <table:table-cell office:string-value="6 CMTD" office:value-type="string" table:number-rows-spanned="1" table:style-name="ac676a0">
            <text:p>6 CMTD</text:p>
          </table:table-cell>
          <table:table-cell table:number-rows-spanned="1" table:style-name="a108744"/>
          <table:table-cell table:number-rows-spanned="1" table:style-name="a6dda11"/>
          <table:table-cell table:number-rows-spanned="1" table:style-name="a7c9be9"/>
          <table:table-cell table:number-rows-spanned="1" table:style-name="a621b29"/>
          <table:table-cell table:number-rows-spanned="1" table:style-name="ab4ed99"/>
          <table:table-cell table:number-rows-spanned="1"/>
          <table:table-cell office:string-value="Analyse 2" office:value-type="string" table:number-rows-spanned="1" table:style-name="ab5a566">
            <text:p>Analyse 2</text:p>
          </table:table-cell>
          <table:table-cell office:string-value="A1DEM08" office:value-type="string" table:number-rows-spanned="1" table:style-name="a76cf3e">
            <text:p>A1DEM08</text:p>
          </table:table-cell>
          <table:table-cell office:string-value="Lebourg" office:value-type="string" table:number-rows-spanned="1" table:style-name="aadc0b5">
            <text:p>Lebourg</text:p>
          </table:table-cell>
          <table:table-cell office:string-value="Lebourg CMRammalSchaisonHadikhanlooMassetti" office:value-type="string" table:number-rows-spanned="1" table:style-name="ac5a7cf">
            <text:p>Lebourg CMRammalSchaisonHadikhanlooMassetti</text:p>
          </table:table-cell>
          <table:table-cell office:string-value="19.5h CM" office:value-type="string" table:number-rows-spanned="1" table:style-name="a19786b">
            <text:p>19.5h CM</text:p>
          </table:table-cell>
          <table:table-cell office:string-value="39.0h CMTD" office:value-type="string" table:number-rows-spanned="1" table:style-name="a376c10">
            <text:p>39.0h CMTD</text:p>
          </table:table-cell>
          <table:table-cell table:number-rows-spanned="1" table:style-name="ab70760"/>
          <table:table-cell office:string-value="6" office:value-type="string" table:number-rows-spanned="1" table:style-name="a51402a">
            <text:p>6</text:p>
          </table:table-cell>
          <table:table-cell table:number-rows-spanned="1" table:style-name="ae9e770"/>
          <table:table-cell table:number-rows-spanned="1" table:style-name="a55078e"/>
          <table:table-cell table:number-rows-spanned="1" table:style-name="a2578d5"/>
          <table:table-cell table:number-rows-spanned="1" table:style-name="a916627"/>
          <table:table-cell table:number-rows-spanned="1" table:style-name="add249f"/>
        </table:table-row>
        <table:table-row>
          <table:table-cell/>
          <table:table-cell office:string-value="Analyse1" office:value-type="string" table:number-rows-spanned="1" table:style-name="aff65af">
            <text:p>Analyse1</text:p>
          </table:table-cell>
          <table:table-cell office:string-value="A1DEM01" office:value-type="string" table:number-rows-spanned="1" table:style-name="a4cb498">
            <text:p>A1DEM01</text:p>
          </table:table-cell>
          <table:table-cell office:string-value="Simenhaus" office:value-type="string" table:number-rows-spanned="1" table:style-name="a2a8e23">
            <text:p>Simenhaus</text:p>
          </table:table-cell>
          <table:table-cell office:string-value="LegendreLamboleyAttouchiSimenhausBoussionTruchot" office:value-type="string" table:number-rows-spanned="1" table:style-name="aadaae7">
            <text:p>LegendreLamboleyAttouchiSimenhausBoussionTruchot</text:p>
          </table:table-cell>
          <table:table-cell table:number-rows-spanned="1" table:style-name="a03c9c6"/>
          <table:table-cell office:string-value="72.0h CMTD" office:value-type="string" table:number-rows-spanned="1" table:style-name="abd3e57">
            <text:p>72.0h CMTD</text:p>
          </table:table-cell>
          <table:table-cell table:number-rows-spanned="1" table:style-name="ad068e5"/>
          <table:table-cell office:string-value="6 CMTD" office:value-type="string" table:number-rows-spanned="1" table:style-name="a206585">
            <text:p>6 CMTD</text:p>
          </table:table-cell>
          <table:table-cell table:number-rows-spanned="1" table:style-name="a0a6a80"/>
          <table:table-cell table:number-rows-spanned="1" table:style-name="afb16e6"/>
          <table:table-cell table:number-rows-spanned="1" table:style-name="ab29d93"/>
          <table:table-cell table:number-rows-spanned="1" table:style-name="a7ca077"/>
          <table:table-cell table:number-rows-spanned="1" table:style-name="a2875b4"/>
          <table:table-cell table:number-rows-spanned="1"/>
          <table:table-cell office:string-value="Algèbre linéaire 2" office:value-type="string" table:number-rows-spanned="1" table:style-name="a3811cc">
            <text:p>Algèbre linéaire 2</text:p>
          </table:table-cell>
          <table:table-cell office:string-value="A1DEM09" office:value-type="string" table:number-rows-spanned="1" table:style-name="a658e5e">
            <text:p>A1DEM09</text:p>
          </table:table-cell>
          <table:table-cell office:string-value="Vialard" office:value-type="string" table:number-rows-spanned="1" table:style-name="a22f819">
            <text:p>Vialard</text:p>
          </table:table-cell>
          <table:table-cell office:string-value="Vialard CMRammalFu YingCoronMacasiebSchaisonFu" office:value-type="string" table:number-rows-spanned="1" table:style-name="a4f1635">
            <text:p>Vialard CMRammalFu YingCoronMacasiebSchaisonFu</text:p>
          </table:table-cell>
          <table:table-cell office:string-value="19.5h CM" office:value-type="string" table:number-rows-spanned="1" table:style-name="a784c22">
            <text:p>19.5h CM</text:p>
          </table:table-cell>
          <table:table-cell office:string-value="39.0h CMTD" office:value-type="string" table:number-rows-spanned="1" table:style-name="af42e11">
            <text:p>39.0h CMTD</text:p>
          </table:table-cell>
          <table:table-cell table:number-rows-spanned="1" table:style-name="a46d2c7"/>
          <table:table-cell office:string-value="6" office:value-type="string" table:number-rows-spanned="1" table:style-name="a8319bf">
            <text:p>6</text:p>
          </table:table-cell>
          <table:table-cell table:number-rows-spanned="1" table:style-name="ae5fb81"/>
          <table:table-cell table:number-rows-spanned="1" table:style-name="a0bdaf1"/>
          <table:table-cell table:number-rows-spanned="1" table:style-name="a3bbef3"/>
          <table:table-cell table:number-rows-spanned="1" table:style-name="abd87a2"/>
          <table:table-cell table:number-rows-spanned="1" table:style-name="a941ba5"/>
        </table:table-row>
        <table:table-row>
          <table:table-cell/>
          <table:table-cell office:string-value="Algèbre linéaire 1" office:value-type="string" table:number-rows-spanned="1" table:style-name="abb1197">
            <text:p>Algèbre linéaire 1</text:p>
          </table:table-cell>
          <table:table-cell office:string-value="A1DEM02" office:value-type="string" table:number-rows-spanned="1" table:style-name="a5efdb0">
            <text:p>A1DEM02</text:p>
          </table:table-cell>
          <table:table-cell office:string-value="Pasquignon" office:value-type="string" table:number-rows-spanned="1" table:style-name="ae4d02c">
            <text:p>Pasquignon</text:p>
          </table:table-cell>
          <table:table-cell office:string-value="Tamzali-LafondHenonPasquignonTalengPasquignonVialard" office:value-type="string" table:number-rows-spanned="1" table:style-name="ad1ac64">
            <text:p>Tamzali-LafondHenonPasquignonTalengPasquignonVialard</text:p>
          </table:table-cell>
          <table:table-cell table:number-rows-spanned="1" table:style-name="a738d2c"/>
          <table:table-cell office:string-value="72.0h CMTD" office:value-type="string" table:number-rows-spanned="1" table:style-name="afb8d07">
            <text:p>72.0h CMTD</text:p>
          </table:table-cell>
          <table:table-cell table:number-rows-spanned="1" table:style-name="a0e5c04"/>
          <table:table-cell office:string-value="6 CMTD" office:value-type="string" table:number-rows-spanned="1" table:style-name="ab86d8d">
            <text:p>6 CMTD</text:p>
          </table:table-cell>
          <table:table-cell table:number-rows-spanned="1" table:style-name="a1cf391"/>
          <table:table-cell table:number-rows-spanned="1" table:style-name="a27dae7"/>
          <table:table-cell table:number-rows-spanned="1" table:style-name="a9b56a9"/>
          <table:table-cell table:number-rows-spanned="1" table:style-name="abddc43"/>
          <table:table-cell table:number-rows-spanned="1" table:style-name="a9e8d56"/>
          <table:table-cell table:number-rows-spanned="1"/>
          <table:table-cell office:string-value="Algorithmique et programmation 2" office:value-type="string" table:number-rows-spanned="1" table:style-name="ac35a4f">
            <text:p>Algorithmique et programmation 2</text:p>
          </table:table-cell>
          <table:table-cell office:string-value="A1DEM11" office:value-type="string" table:number-rows-spanned="1" table:style-name="ab69ca7">
            <text:p>A1DEM11</text:p>
          </table:table-cell>
          <table:table-cell office:string-value="Cazenave" office:value-type="string" table:number-rows-spanned="1" table:style-name="a2eb0ec">
            <text:p>Cazenave</text:p>
          </table:table-cell>
          <table:table-cell office:string-value="Cazenave CMJamainPontoizeauTernierLaberniaHaddadTlilane" office:value-type="string" table:number-rows-spanned="1" table:style-name="a94dd0a">
            <text:p>Cazenave CMJamainPontoizeauTernierLaberniaHaddadTlilane</text:p>
          </table:table-cell>
          <table:table-cell office:string-value="19.5h CM" office:value-type="string" table:number-rows-spanned="1" table:style-name="a392898">
            <text:p>19.5h CM</text:p>
          </table:table-cell>
          <table:table-cell office:string-value="19.5h TD" office:value-type="string" table:number-rows-spanned="1" table:style-name="ab4b65d">
            <text:p>19.5h TD</text:p>
          </table:table-cell>
          <table:table-cell table:number-rows-spanned="1" table:style-name="a66517d"/>
          <table:table-cell office:string-value="6" office:value-type="string" table:number-rows-spanned="1" table:style-name="a38f7b9">
            <text:p>6</text:p>
          </table:table-cell>
          <table:table-cell table:number-rows-spanned="1" table:style-name="ab85757"/>
          <table:table-cell table:number-rows-spanned="1" table:style-name="ab765ed"/>
          <table:table-cell table:number-rows-spanned="1" table:style-name="a2bb082"/>
          <table:table-cell table:number-rows-spanned="1" table:style-name="a699ce2"/>
          <table:table-cell table:number-rows-spanned="1" table:style-name="afcae9f"/>
        </table:table-row>
        <table:table-row>
          <table:table-cell/>
          <table:table-cell office:string-value="Algorithmique et programmation 1" office:value-type="string" table:number-rows-spanned="1" table:style-name="ad2db9c">
            <text:p>Algorithmique et programmation 1</text:p>
          </table:table-cell>
          <table:table-cell office:string-value="A1DEM03" office:value-type="string" table:number-rows-spanned="1" table:style-name="abff741">
            <text:p>A1DEM03</text:p>
          </table:table-cell>
          <table:table-cell office:string-value="Colazzo" office:value-type="string" table:number-rows-spanned="1" table:style-name="a7c3b21">
            <text:p>Colazzo</text:p>
          </table:table-cell>
          <table:table-cell office:string-value="Colazzo CMRaksanyiGabrel-WilleminMuratManouvrierArib" office:value-type="string" table:number-rows-spanned="1" table:style-name="a905308">
            <text:p>Colazzo CMRaksanyiGabrel-WilleminMuratManouvrierArib</text:p>
          </table:table-cell>
          <table:table-cell table:number-rows-spanned="1" table:style-name="ad6fc56"/>
          <table:table-cell office:string-value="30.0h CMTD" office:value-type="string" table:number-rows-spanned="1" table:style-name="a7d1d62">
            <text:p>30.0h CMTD</text:p>
          </table:table-cell>
          <table:table-cell office:string-value="30.0h CMTP" office:value-type="string" table:number-rows-spanned="1" table:style-name="a5ed706">
            <text:p>30.0h CMTP</text:p>
          </table:table-cell>
          <table:table-cell office:string-value="6 CMTD et 6 CMTP" office:value-type="string" table:number-rows-spanned="1" table:style-name="aa5a653">
            <text:p>6 CMTD et 6 CMTP</text:p>
          </table:table-cell>
          <table:table-cell table:number-rows-spanned="1" table:style-name="aeb6b43"/>
          <table:table-cell table:number-rows-spanned="1" table:style-name="ad869de"/>
          <table:table-cell table:number-rows-spanned="1" table:style-name="a8c1b26"/>
          <table:table-cell table:number-rows-spanned="1" table:style-name="ae81cee"/>
          <table:table-cell table:number-rows-spanned="1" table:style-name="a9ece0a"/>
          <table:table-cell table:number-rows-spanned="1"/>
          <table:table-cell office:string-value="Modélisation et applications des mathématiques" office:value-type="string" table:number-rows-spanned="1" table:style-name="a737550">
            <text:p>Modélisation et applications des mathématiques</text:p>
          </table:table-cell>
          <table:table-cell office:string-value="A1DEM10" office:value-type="string" table:number-rows-spanned="1" table:style-name="a23e932">
            <text:p>A1DEM10</text:p>
          </table:table-cell>
          <table:table-cell office:string-value="Boussion" office:value-type="string" table:number-rows-spanned="1" table:style-name="a241146">
            <text:p>Boussion</text:p>
          </table:table-cell>
          <table:table-cell office:string-value="Boussion CMGenadotLeboucherLe Cousin" office:value-type="string" table:number-rows-spanned="1" table:style-name="add2bae">
            <text:p>Boussion CMGenadotLeboucherLe Cousin</text:p>
          </table:table-cell>
          <table:table-cell office:string-value="19.5h CM" office:value-type="string" table:number-rows-spanned="1" table:style-name="a21e536">
            <text:p>19.5h CM</text:p>
          </table:table-cell>
          <table:table-cell office:string-value="19.5h TD" office:value-type="string" table:number-rows-spanned="1" table:style-name="aa515ec">
            <text:p>19.5h TD</text:p>
          </table:table-cell>
          <table:table-cell table:number-rows-spanned="1" table:style-name="a353a73"/>
          <table:table-cell office:string-value="6" office:value-type="string" table:number-rows-spanned="1" table:style-name="aad36f6">
            <text:p>6</text:p>
          </table:table-cell>
          <table:table-cell table:number-rows-spanned="1" table:style-name="aeb0364"/>
          <table:table-cell table:number-rows-spanned="1" table:style-name="a72579e"/>
          <table:table-cell table:number-rows-spanned="1" table:style-name="a12a8cd"/>
          <table:table-cell table:number-rows-spanned="1" table:style-name="a962b63"/>
          <table:table-cell table:number-rows-spanned="1" table:style-name="a57faec"/>
        </table:table-row>
        <table:table-row>
          <table:table-cell/>
          <table:table-cell office:string-value="Introduction à la microéconomie" office:value-type="string" table:number-rows-spanned="1" table:style-name="a41b65f">
            <text:p>Introduction à la microéconomie</text:p>
          </table:table-cell>
          <table:table-cell office:string-value="A1DEM04" office:value-type="string" table:number-rows-spanned="1" table:style-name="a1fa866">
            <text:p>A1DEM04</text:p>
          </table:table-cell>
          <table:table-cell office:string-value="De Vreyer" office:value-type="string" table:number-rows-spanned="1" table:style-name="ae4c767">
            <text:p>De Vreyer</text:p>
          </table:table-cell>
          <table:table-cell office:string-value="De Vreyer CMBrembillaLaffineurMorcillo" office:value-type="string" table:number-rows-spanned="1" table:style-name="a9ce092">
            <text:p>De Vreyer CMBrembillaLaffineurMorcillo</text:p>
          </table:table-cell>
          <table:table-cell office:string-value="19.5h CM" office:value-type="string" table:number-rows-spanned="1" table:style-name="ac4f5cf">
            <text:p>19.5h CM</text:p>
          </table:table-cell>
          <table:table-cell office:string-value="19.5h TD" office:value-type="string" table:number-rows-spanned="1" table:style-name="a538a0c">
            <text:p>19.5h TD</text:p>
          </table:table-cell>
          <table:table-cell table:number-rows-spanned="1" table:style-name="a119dae"/>
          <table:table-cell office:string-value="6 TD" office:value-type="string" table:number-rows-spanned="1" table:style-name="a75b617">
            <text:p>6 TD</text:p>
          </table:table-cell>
          <table:table-cell table:number-rows-spanned="1" table:style-name="abec796"/>
          <table:table-cell table:number-rows-spanned="1" table:style-name="a40e1be"/>
          <table:table-cell table:number-rows-spanned="1" table:style-name="afbfb79"/>
          <table:table-cell table:number-rows-spanned="1" table:style-name="a7a9694"/>
          <table:table-cell table:number-rows-spanned="1" table:style-name="a8947a0"/>
          <table:table-cell table:number-rows-spanned="1"/>
          <table:table-cell office:string-value="Outils en informatique- Outils de l'internet" office:value-type="string" table:number-rows-spanned="1" table:style-name="ae1f375">
            <text:p>Outils en informatique- Outils de l'internet</text:p>
          </table:table-cell>
          <table:table-cell office:string-value="A1DEM14" office:value-type="string" table:number-rows-spanned="1" table:style-name="a15e867">
            <text:p>A1DEM14</text:p>
          </table:table-cell>
          <table:table-cell office:string-value="Mayag" office:value-type="string" table:number-rows-spanned="1" table:style-name="a0408fe">
            <text:p>Mayag</text:p>
          </table:table-cell>
          <table:table-cell office:string-value="Mayag CMBelhoulJamainMagnoucheArib" office:value-type="string" table:number-rows-spanned="1" table:style-name="a524829">
            <text:p>Mayag CMBelhoulJamainMagnoucheArib</text:p>
          </table:table-cell>
          <table:table-cell office:string-value="15.0h CM" office:value-type="string" table:number-rows-spanned="1" table:style-name="a1c00e9">
            <text:p>15.0h CM</text:p>
          </table:table-cell>
          <table:table-cell table:number-rows-spanned="1" table:style-name="a6e22b3"/>
          <table:table-cell office:string-value="15.0h TP" office:value-type="string" table:number-rows-spanned="1" table:style-name="a016cda">
            <text:p>15.0h TP</text:p>
          </table:table-cell>
          <table:table-cell office:string-value="6" office:value-type="string" table:number-rows-spanned="1" table:style-name="afbba95">
            <text:p>6</text:p>
          </table:table-cell>
          <table:table-cell table:number-rows-spanned="1" table:style-name="ab56210"/>
          <table:table-cell table:number-rows-spanned="1" table:style-name="ad35af7"/>
          <table:table-cell table:number-rows-spanned="1" table:style-name="a082856"/>
          <table:table-cell table:number-rows-spanned="1" table:style-name="a94ee6e"/>
          <table:table-cell table:number-rows-spanned="1" table:style-name="ae8004a"/>
        </table:table-row>
        <table:table-row>
          <table:table-cell/>
          <table:table-cell office:string-value="Problèmes économiques" office:value-type="string" table:number-rows-spanned="1" table:style-name="ad1a4cd">
            <text:p>Problèmes économiques</text:p>
          </table:table-cell>
          <table:table-cell office:string-value="A1DEM06" office:value-type="string" table:number-rows-spanned="1" table:style-name="a44567c">
            <text:p>A1DEM06</text:p>
          </table:table-cell>
          <table:table-cell office:string-value="Dieudonne" office:value-type="string" table:number-rows-spanned="1" table:style-name="a09b274">
            <text:p>Dieudonne</text:p>
          </table:table-cell>
          <table:table-cell office:string-value="Dieudonne" office:value-type="string" table:number-rows-spanned="1" table:style-name="afde53c">
            <text:p>Dieudonne</text:p>
          </table:table-cell>
          <table:table-cell office:string-value="36.0h CM" office:value-type="string" table:number-rows-spanned="1" table:style-name="a5644da">
            <text:p>36.0h CM</text:p>
          </table:table-cell>
          <table:table-cell table:number-rows-spanned="1" table:style-name="a069864"/>
          <table:table-cell table:number-rows-spanned="1" table:style-name="acf269a"/>
          <table:table-cell table:number-rows-spanned="1" table:style-name="ab84ac4"/>
          <table:table-cell table:number-rows-spanned="1" table:style-name="af35dbb"/>
          <table:table-cell table:number-rows-spanned="1" table:style-name="a11c6ac"/>
          <table:table-cell table:number-rows-spanned="1" table:style-name="a170ac0"/>
          <table:table-cell table:number-rows-spanned="1" table:style-name="abda018"/>
          <table:table-cell table:number-rows-spanned="1" table:style-name="ac4c2c6"/>
          <table:table-cell table:number-rows-spanned="1"/>
          <table:table-cell office:string-value="Outils en informatique- Initiation à la recherche opérationnelle avec Excel" office:value-type="string" table:number-rows-spanned="1" table:style-name="a65cf99">
            <text:p>Outils en informatique- Initiation à la recherche opérationnelle avec Excel</text:p>
          </table:table-cell>
          <table:table-cell office:string-value="A1DEM14" office:value-type="string" table:number-rows-spanned="1" table:style-name="a5d11a5">
            <text:p>A1DEM14</text:p>
          </table:table-cell>
          <table:table-cell office:string-value="Mayag" office:value-type="string" table:number-rows-spanned="1" table:style-name="abb6823">
            <text:p>Mayag</text:p>
          </table:table-cell>
          <table:table-cell office:string-value="Mayag CMBelhoulJamainMagnoucheMouhoubHaddad" office:value-type="string" table:number-rows-spanned="1" table:style-name="a0e8732">
            <text:p>Mayag CMBelhoulJamainMagnoucheMouhoubHaddad</text:p>
          </table:table-cell>
          <table:table-cell office:string-value="3.0h CM" office:value-type="string" table:number-rows-spanned="1" table:style-name="a2b4a3b">
            <text:p>3.0h CM</text:p>
          </table:table-cell>
          <table:table-cell table:number-rows-spanned="1" table:style-name="a86e7b2"/>
          <table:table-cell office:string-value="12.0h TP" office:value-type="string" table:number-rows-spanned="1" table:style-name="a83bb9a">
            <text:p>12.0h TP</text:p>
          </table:table-cell>
          <table:table-cell office:string-value="6" office:value-type="string" table:number-rows-spanned="1" table:style-name="ad717e3">
            <text:p>6</text:p>
          </table:table-cell>
          <table:table-cell table:number-rows-spanned="1" table:style-name="a4b68a4"/>
          <table:table-cell table:number-rows-spanned="1" table:style-name="ad1634b"/>
          <table:table-cell table:number-rows-spanned="1" table:style-name="a576941"/>
          <table:table-cell table:number-rows-spanned="1" table:style-name="ad5ae98"/>
          <table:table-cell table:number-rows-spanned="1" table:style-name="a83287a"/>
        </table:table-row>
        <table:table-row>
          <table:table-cell/>
          <table:table-cell office:string-value="Organisation des entreprisess" office:value-type="string" table:number-rows-spanned="1" table:style-name="a3ce243">
            <text:p>Organisation des entreprisess</text:p>
          </table:table-cell>
          <table:table-cell office:string-value="A1DEM07" office:value-type="string" table:number-rows-spanned="1" table:style-name="a49840c">
            <text:p>A1DEM07</text:p>
          </table:table-cell>
          <table:table-cell office:string-value="Servel" office:value-type="string" table:number-rows-spanned="1" table:style-name="a8ab1e6">
            <text:p>Servel</text:p>
          </table:table-cell>
          <table:table-cell office:string-value="Carcassonne CMServel CMZouanebDiedhiou" office:value-type="string" table:number-rows-spanned="1" table:style-name="a248554">
            <text:p>Carcassonne CMServel CMZouanebDiedhiou</text:p>
          </table:table-cell>
          <table:table-cell office:string-value="6.0h CM" office:value-type="string" table:number-rows-spanned="1" table:style-name="a3a28f9">
            <text:p>6.0h CM</text:p>
          </table:table-cell>
          <table:table-cell office:string-value="30.0h TD" office:value-type="string" table:number-rows-spanned="1" table:style-name="a0f161a">
            <text:p>30.0h TD</text:p>
          </table:table-cell>
          <table:table-cell table:number-rows-spanned="1" table:style-name="a92c7cc"/>
          <table:table-cell office:string-value="2 TD" office:value-type="string" table:number-rows-spanned="1" table:style-name="afdcea3">
            <text:p>2 TD</text:p>
          </table:table-cell>
          <table:table-cell table:number-rows-spanned="1" table:style-name="a8522c7"/>
          <table:table-cell table:number-rows-spanned="1" table:style-name="a68ac34"/>
          <table:table-cell table:number-rows-spanned="1" table:style-name="ae83337"/>
          <table:table-cell table:number-rows-spanned="1" table:style-name="a74a70a"/>
          <table:table-cell table:number-rows-spanned="1" table:style-name="a6b24dc"/>
          <table:table-cell table:number-rows-spanned="1"/>
          <table:table-cell office:string-value="Outils en informatique- Bases de données élémentaires" office:value-type="string" table:number-rows-spanned="1" table:style-name="a16cfa6">
            <text:p>Outils en informatique- Bases de données élémentaires</text:p>
          </table:table-cell>
          <table:table-cell office:string-value="A1DEM14" office:value-type="string" table:number-rows-spanned="1" table:style-name="a095af3">
            <text:p>A1DEM14</text:p>
          </table:table-cell>
          <table:table-cell office:string-value="Mayag" office:value-type="string" table:number-rows-spanned="1" table:style-name="abc3487">
            <text:p>Mayag</text:p>
          </table:table-cell>
          <table:table-cell office:string-value="Mayag CMBelhoulFu LiangliangMonnetArib" office:value-type="string" table:number-rows-spanned="1" table:style-name="a473fd0">
            <text:p>Mayag CMBelhoulFu LiangliangMonnetArib</text:p>
          </table:table-cell>
          <table:table-cell office:string-value="3.0h CM" office:value-type="string" table:number-rows-spanned="1" table:style-name="a3bc422">
            <text:p>3.0h CM</text:p>
          </table:table-cell>
          <table:table-cell table:number-rows-spanned="1" table:style-name="a472aa6"/>
          <table:table-cell office:string-value="12.0h TP" office:value-type="string" table:number-rows-spanned="1" table:style-name="a837821">
            <text:p>12.0h TP</text:p>
          </table:table-cell>
          <table:table-cell office:string-value="6" office:value-type="string" table:number-rows-spanned="1" table:style-name="ab40c7a">
            <text:p>6</text:p>
          </table:table-cell>
          <table:table-cell table:number-rows-spanned="1" table:style-name="ae1d975"/>
          <table:table-cell table:number-rows-spanned="1" table:style-name="a689cf4"/>
          <table:table-cell table:number-rows-spanned="1" table:style-name="a3d8592"/>
          <table:table-cell table:number-rows-spanned="1" table:style-name="ab92441"/>
          <table:table-cell table:number-rows-spanned="1" table:style-name="ad77413"/>
        </table:table-row>
        <table:table-row>
          <table:table-cell/>
          <table:table-cell office:string-value="Anglais 1" office:value-type="string" table:number-rows-spanned="1" table:style-name="a3c14f0">
            <text:p>Anglais 1</text:p>
          </table:table-cell>
          <table:table-cell office:string-value="A1DEM05" office:value-type="string" table:number-rows-spanned="1" table:style-name="a1ee12b">
            <text:p>A1DEM05</text:p>
          </table:table-cell>
          <table:table-cell office:string-value="Bourrel" office:value-type="string" table:number-rows-spanned="1" table:style-name="a750470">
            <text:p>Bourrel</text:p>
          </table:table-cell>
          <table:table-cell office:string-value="Lytle-HassanCountchamJoyceRoquePattieWhitesideLevy-Alimi" office:value-type="string" table:number-rows-spanned="1" table:style-name="ab93484">
            <text:p>Lytle-HassanCountchamJoyceRoquePattieWhitesideLevy-Alimi</text:p>
          </table:table-cell>
          <table:table-cell table:number-rows-spanned="1" table:style-name="a72ea13"/>
          <table:table-cell office:string-value="18.0h CMTD" office:value-type="string" table:number-rows-spanned="1" table:style-name="a7878c1">
            <text:p>18.0h CMTD</text:p>
          </table:table-cell>
          <table:table-cell table:number-rows-spanned="1" table:style-name="aecba1e"/>
          <table:table-cell office:string-value="12" office:value-type="string" table:number-rows-spanned="1" table:style-name="a4d73d8">
            <text:p>12</text:p>
          </table:table-cell>
          <table:table-cell table:number-rows-spanned="1" table:style-name="acf1ec9"/>
          <table:table-cell table:number-rows-spanned="1" table:style-name="a10d089"/>
          <table:table-cell table:number-rows-spanned="1" table:style-name="a8d23de"/>
          <table:table-cell table:number-rows-spanned="1" table:style-name="aa58241"/>
          <table:table-cell table:number-rows-spanned="1" table:style-name="a05ae2f"/>
          <table:table-cell table:number-rows-spanned="1"/>
          <table:table-cell office:string-value="Macroéconomie : analyse de long terme" office:value-type="string" table:number-rows-spanned="1" table:style-name="aa1f965">
            <text:p>Macroéconomie : analyse de long terme</text:p>
          </table:table-cell>
          <table:table-cell office:string-value="A1DEM12" office:value-type="string" table:number-rows-spanned="1" table:style-name="a1f1999">
            <text:p>A1DEM12</text:p>
          </table:table-cell>
          <table:table-cell office:string-value="Chagny" office:value-type="string" table:number-rows-spanned="1" table:style-name="ae5cfd2">
            <text:p>Chagny</text:p>
          </table:table-cell>
          <table:table-cell office:string-value="Chagny CMLorreLaffineur" office:value-type="string" table:number-rows-spanned="1" table:style-name="ab3fde9">
            <text:p>Chagny CMLorreLaffineur</text:p>
          </table:table-cell>
          <table:table-cell office:string-value="19.5h CM" office:value-type="string" table:number-rows-spanned="1" table:style-name="ac92a9b">
            <text:p>19.5h CM</text:p>
          </table:table-cell>
          <table:table-cell office:string-value="19.5h TD" office:value-type="string" table:number-rows-spanned="1" table:style-name="a8b28b0">
            <text:p>19.5h TD</text:p>
          </table:table-cell>
          <table:table-cell table:number-rows-spanned="1" table:style-name="adafa94"/>
          <table:table-cell office:string-value="6" office:value-type="string" table:number-rows-spanned="1" table:style-name="ae12973">
            <text:p>6</text:p>
          </table:table-cell>
          <table:table-cell table:number-rows-spanned="1" table:style-name="a30d03c"/>
          <table:table-cell table:number-rows-spanned="1" table:style-name="a90b485"/>
          <table:table-cell table:number-rows-spanned="1" table:style-name="aae6138"/>
          <table:table-cell table:number-rows-spanned="1" table:style-name="a0b1818"/>
          <table:table-cell table:number-rows-spanned="1" table:style-name="a97acba"/>
        </table:table-row>
        <table:table-row>
          <table:table-cell/>
          <table:table-cell office:string-value="LV2 (Allemand / Espagnol)" office:value-type="string" table:number-rows-spanned="1" table:style-name="a10c4b3">
            <text:p>LV2 (Allemand / Espagnol)</text:p>
          </table:table-cell>
          <table:table-cell office:string-value="A1ALL01A1ESP01" office:value-type="string" table:number-rows-spanned="1" table:style-name="af2a667">
            <text:p>A1ALL01A1ESP01</text:p>
          </table:table-cell>
          <table:table-cell office:string-value="Quinchon-CaudalAmisse" office:value-type="string" table:number-rows-spanned="1" table:style-name="a867acc">
            <text:p>Quinchon-CaudalAmisse</text:p>
          </table:table-cell>
          <table:table-cell office:string-value="TudoranBarrera GuarinJareno Gila" office:value-type="string" table:number-rows-spanned="1" table:style-name="a85241e">
            <text:p>TudoranBarrera GuarinJareno Gila</text:p>
          </table:table-cell>
          <table:table-cell table:number-rows-spanned="1" table:style-name="ae4b807"/>
          <table:table-cell office:string-value="18.0h TD" office:value-type="string" table:number-rows-spanned="1" table:style-name="af95f1f">
            <text:p>18.0h TD</text:p>
          </table:table-cell>
          <table:table-cell table:number-rows-spanned="1" table:style-name="a067a49"/>
          <table:table-cell office:string-value="2 all3 esp" office:value-type="string" table:number-rows-spanned="1" table:style-name="a8afa61">
            <text:p>2 all3 esp</text:p>
          </table:table-cell>
          <table:table-cell table:number-rows-spanned="1" table:style-name="a1349b5"/>
          <table:table-cell table:number-rows-spanned="1" table:style-name="ad79d26"/>
          <table:table-cell table:number-rows-spanned="1" table:style-name="a92d741"/>
          <table:table-cell table:number-rows-spanned="1" table:style-name="ad00421"/>
          <table:table-cell table:number-rows-spanned="1" table:style-name="a9809e7"/>
          <table:table-cell table:number-rows-spanned="1"/>
          <table:table-cell office:string-value="Anglais 2" office:value-type="string" table:number-rows-spanned="1" table:style-name="a5869b9">
            <text:p>Anglais 2</text:p>
          </table:table-cell>
          <table:table-cell office:string-value="A1DEM13" office:value-type="string" table:number-rows-spanned="1" table:style-name="a7a092b">
            <text:p>A1DEM13</text:p>
          </table:table-cell>
          <table:table-cell office:string-value="Bourrel" office:value-type="string" table:number-rows-spanned="1" table:style-name="a927dd2">
            <text:p>Bourrel</text:p>
          </table:table-cell>
          <table:table-cell office:string-value="Lytle-HassanCountchamJoyceRoquePattieWhitesideOrgeret" office:value-type="string" table:number-rows-spanned="1" table:style-name="ace18e3">
            <text:p>Lytle-HassanCountchamJoyceRoquePattieWhitesideOrgeret</text:p>
          </table:table-cell>
          <table:table-cell table:number-rows-spanned="1" table:style-name="a74bffc"/>
          <table:table-cell office:string-value="19.5h CMTD" office:value-type="string" table:number-rows-spanned="1" table:style-name="aea4ace">
            <text:p>19.5h CMTD</text:p>
          </table:table-cell>
          <table:table-cell table:number-rows-spanned="1" table:style-name="a251c39"/>
          <table:table-cell office:string-value="12" office:value-type="string" table:number-rows-spanned="1" table:style-name="a7e6745">
            <text:p>12</text:p>
          </table:table-cell>
          <table:table-cell table:number-rows-spanned="1" table:style-name="ae49673"/>
          <table:table-cell table:number-rows-spanned="1" table:style-name="adbf880"/>
          <table:table-cell table:number-rows-spanned="1" table:style-name="a122ec7"/>
          <table:table-cell table:number-rows-spanned="1" table:style-name="a78615f"/>
          <table:table-cell table:number-rows-spanned="1" table:style-name="add866f"/>
        </table:table-row>
        <table:table-row>
          <table:table-cell/>
          <table:table-cell office:string-value="Anglais soutien S1" office:value-type="string" table:number-rows-spanned="1" table:style-name="a4ffdb8">
            <text:p>Anglais soutien S1</text:p>
          </table:table-cell>
          <table:table-cell office:string-value="A1SOU01" office:value-type="string" table:number-rows-spanned="1" table:style-name="a0975b8">
            <text:p>A1SOU01</text:p>
          </table:table-cell>
          <table:table-cell office:string-value="Bourrel" office:value-type="string" table:number-rows-spanned="1" table:style-name="a2161ae">
            <text:p>Bourrel</text:p>
          </table:table-cell>
          <table:table-cell office:string-value="Joyce" office:value-type="string" table:number-rows-spanned="1" table:style-name="a953735">
            <text:p>Joyce</text:p>
          </table:table-cell>
          <table:table-cell table:number-rows-spanned="1" table:style-name="aee45d5"/>
          <table:table-cell office:string-value="19.5h TD" office:value-type="string" table:number-rows-spanned="1" table:style-name="a9ee0bc">
            <text:p>19.5h TD</text:p>
          </table:table-cell>
          <table:table-cell table:number-rows-spanned="1" table:style-name="ab0b694"/>
          <table:table-cell office:string-value="1" office:value-type="string" table:number-rows-spanned="1" table:style-name="ac6ced8">
            <text:p>1</text:p>
          </table:table-cell>
          <table:table-cell table:number-rows-spanned="1" table:style-name="acb534b"/>
          <table:table-cell table:number-rows-spanned="1" table:style-name="a1613cf"/>
          <table:table-cell table:number-rows-spanned="1" table:style-name="ac39c07"/>
          <table:table-cell table:number-rows-spanned="1" table:style-name="a6079ba"/>
          <table:table-cell table:number-rows-spanned="1" table:style-name="ac5bef8"/>
          <table:table-cell table:number-rows-spanned="1"/>
          <table:table-cell office:string-value="LV2 (Allemand / Espagnol)" office:value-type="string" table:number-rows-spanned="1" table:style-name="a036c7a">
            <text:p>LV2 (Allemand / Espagnol)</text:p>
          </table:table-cell>
          <table:table-cell office:string-value="" office:value-type="string" table:number-rows-spanned="1" table:style-name="a49a279">
            <text:p/>
          </table:table-cell>
          <table:table-cell table:number-rows-spanned="1" table:style-name="afb48a4"/>
          <table:table-cell table:number-rows-spanned="1" table:style-name="a206671"/>
          <table:table-cell table:number-rows-spanned="1" table:style-name="a248775"/>
          <table:table-cell office:string-value="19.5h TD" office:value-type="string" table:number-rows-spanned="1" table:style-name="a3632c1">
            <text:p>19.5h TD</text:p>
          </table:table-cell>
          <table:table-cell table:number-rows-spanned="1" table:style-name="abd0550"/>
          <table:table-cell office:string-value="2 all3 esp" office:value-type="string" table:number-rows-spanned="1" table:style-name="aafb77f">
            <text:p>2 all3 esp</text:p>
          </table:table-cell>
          <table:table-cell table:number-rows-spanned="1" table:style-name="a9aea2b"/>
          <table:table-cell table:number-rows-spanned="1" table:style-name="acbc5c1"/>
          <table:table-cell table:number-rows-spanned="1" table:style-name="ad86d04"/>
          <table:table-cell table:number-rows-spanned="1" table:style-name="a3cf6d3"/>
          <table:table-cell table:number-rows-spanned="1" table:style-name="ad0f39f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34a1dc">
            <text:p>Anglais soutien S2</text:p>
          </table:table-cell>
          <table:table-cell office:string-value="A1SOU02" office:value-type="string" table:number-rows-spanned="1" table:style-name="a5fcb40">
            <text:p>A1SOU02</text:p>
          </table:table-cell>
          <table:table-cell office:string-value="Bourrel" office:value-type="string" table:number-rows-spanned="1" table:style-name="a870dc8">
            <text:p>Bourrel</text:p>
          </table:table-cell>
          <table:table-cell office:string-value="Joyce" office:value-type="string" table:number-rows-spanned="1" table:style-name="acb4e37">
            <text:p>Joyce</text:p>
          </table:table-cell>
          <table:table-cell table:number-rows-spanned="1" table:style-name="a815690"/>
          <table:table-cell office:string-value="19.5h TD" office:value-type="string" table:number-rows-spanned="1" table:style-name="a0c15a1">
            <text:p>19.5h TD</text:p>
          </table:table-cell>
          <table:table-cell table:number-rows-spanned="1" table:style-name="a315a26"/>
          <table:table-cell office:string-value="1" office:value-type="string" table:number-rows-spanned="1" table:style-name="a1e15a3">
            <text:p>1</text:p>
          </table:table-cell>
          <table:table-cell table:number-rows-spanned="1" table:style-name="aa072aa"/>
          <table:table-cell table:number-rows-spanned="1" table:style-name="a6475f5"/>
          <table:table-cell table:number-rows-spanned="1" table:style-name="a5008b4"/>
          <table:table-cell table:number-rows-spanned="1" table:style-name="a77df9e"/>
          <table:table-cell table:number-rows-spanned="1" table:style-name="aac61c2"/>
        </table:table-row>
        <table:table-row>
          <table:table-cell/>
          <table:table-cell office:string-value="COMMENTAIRES" office:value-type="string" table:number-rows-spanned="1" table:style-name="a32a900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c5141d">
            <text:p>DROIT C2I</text:p>
          </table:table-cell>
          <table:table-cell office:string-value="A0MID21" office:value-type="string" table:number-rows-spanned="1" table:style-name="a03bc26">
            <text:p>A0MID21</text:p>
          </table:table-cell>
          <table:table-cell table:number-rows-spanned="1" table:style-name="a6e3174"/>
          <table:table-cell office:string-value="Batusanski" office:value-type="string" table:number-rows-spanned="1" table:style-name="a4f0b08">
            <text:p>Batusanski</text:p>
          </table:table-cell>
          <table:table-cell office:string-value="18.0h CM" office:value-type="string" table:number-rows-spanned="1" table:style-name="adf49c0">
            <text:p>18.0h CM</text:p>
          </table:table-cell>
          <table:table-cell table:number-rows-spanned="1" table:style-name="a03ba4b"/>
          <table:table-cell table:number-rows-spanned="1" table:style-name="a5e2c60"/>
          <table:table-cell office:string-value="1" office:value-type="string" table:number-rows-spanned="1" table:style-name="a940b66">
            <text:p>1</text:p>
          </table:table-cell>
          <table:table-cell table:number-rows-spanned="1" table:style-name="aa8a9ce"/>
          <table:table-cell table:number-rows-spanned="1" table:style-name="ae31997"/>
          <table:table-cell table:number-rows-spanned="1" table:style-name="a037ab2"/>
          <table:table-cell table:number-rows-spanned="1" table:style-name="a03a4ec"/>
          <table:table-cell table:number-rows-spanned="1" table:style-name="a3185cf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dec7cd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23T18:01:59Z</dc:date>
    <meta:print-date>2016-05-10T12:40:45Z</meta:print-date>
  </office:meta>
</office:document-meta>
</file>